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5193in"/>
    </style:style>
    <style:style style:name="co2" style:family="table-column">
      <style:table-column-properties fo:break-before="auto" style:column-width="0.9118in"/>
    </style:style>
    <style:style style:name="co3" style:family="table-column">
      <style:table-column-properties fo:break-before="auto" style:column-width="0.4953in"/>
    </style:style>
    <style:style style:name="co4" style:family="table-column">
      <style:table-column-properties fo:break-before="auto" style:column-width="1.2362in"/>
    </style:style>
    <style:style style:name="co5" style:family="table-column">
      <style:table-column-properties fo:break-before="auto" style:column-width="1.4217in"/>
    </style:style>
    <style:style style:name="co6" style:family="table-column">
      <style:table-column-properties fo:break-before="auto" style:column-width="2.1161in"/>
    </style:style>
    <style:style style:name="co7" style:family="table-column">
      <style:table-column-properties fo:break-before="auto" style:column-width="4.439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  <style:style style:name="ce2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key_date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row table:style-name="ro1">
          <table:table-cell office:value-type="string" calcext:value-type="string">
            <text:p>Course Element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Item Numb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esponsible Party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etai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uesda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8-26" calcext:value-type="date">
            <text:p>2025-08-26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Lecture #01: Course Overview and Key Infrastruc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uesda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9-02" calcext:value-type="date">
            <text:p>2025-09-02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Lecture #02: Tools for Reproducible Resear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uesda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9-09" calcext:value-type="date">
            <text:p>2025-09-09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Lecture #03: Coding in R: Variables, Control Flow, Packages, Function Cal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uesda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9-16" calcext:value-type="date">
            <text:p>2025-09-16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Lecture #04: Single Table dplyr Verb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uesda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9-30" calcext:value-type="date">
            <text:p>2025-09-30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Lecture #05: Multi-Table dplyr Verb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uesday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10-07" calcext:value-type="date">
            <text:p>2025-10-07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Project Proposal Present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uesday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10-21" calcext:value-type="date">
            <text:p>2025-10-21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Lecture #06: Plotting with ggplot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uesday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10-28" calcext:value-type="date">
            <text:p>2025-10-28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Lecture #07: Advanced ggplot2 – maps, interactivity, anim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uesday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11-04" calcext:value-type="date">
            <text:p>2025-11-04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Lecture #08:Data Import and File System Usage; AP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uesday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11-11" calcext:value-type="date">
            <text:p>2025-11-11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Mid-Semester Check-In Present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uesday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11-18" calcext:value-type="date">
            <text:p>2025-11-18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Lecture #09: <text:s/>Introduction to Web Technologies &amp; Web Scrap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uesday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11-25" calcext:value-type="date">
            <text:p>2025-11-25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Lecture #10: Strings, Regular Expressions, and Text Process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uesday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12-02" calcext:value-type="date">
            <text:p>2025-12-02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Lecture #11: Statistical Modeling in 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uesday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12-09" calcext:value-type="date">
            <text:p>2025-12-09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Final Project Present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hursda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8-28" calcext:value-type="date">
            <text:p>2025-08-28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Lecture #01: Topic: Course Overview and Key Infrastruc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hursda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9-04" calcext:value-type="date">
            <text:p>2025-09-04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Lecture #02: Tools for Reproducible Resear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hursda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9-11" calcext:value-type="date">
            <text:p>2025-09-11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Lecture #03: Coding in R: Variables, Control Flow, Packages, Function Cal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hursda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9-18" calcext:value-type="date">
            <text:p>2025-09-18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Lecture #04: Single Table dplyr Verb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hursda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9-25" calcext:value-type="date">
            <text:p>2025-09-25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Lecture #05: Multi-Table dplyr Verb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hursday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10-09" calcext:value-type="date">
            <text:p>2025-10-09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Project Proposal Present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hursday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10-16" calcext:value-type="date">
            <text:p>2025-10-16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Lecture #06: Plotting with ggplot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hursday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10-23" calcext:value-type="date">
            <text:p>2025-10-23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Lecture #07: Advanced ggplot2 – maps, interactivity, anim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hursday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10-30" calcext:value-type="date">
            <text:p>2025-10-30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Lecture #08:Data Import and File System Usage; AP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hursday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11-06" calcext:value-type="date">
            <text:p>2025-11-06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Mid-Semester Check-In Present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hursday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11-13" calcext:value-type="date">
            <text:p>2025-11-13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Lecture #09: <text:s/>Introduction to Web Technologies &amp; Web Scrap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hursday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11-20" calcext:value-type="date">
            <text:p>2025-11-20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Lecture #10: Strings, Regular Expressions, and Text Process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hursday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12-04" calcext:value-type="date">
            <text:p>2025-12-04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Lecture #11: Statistical Modeling in 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hursday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12-11" calcext:value-type="date">
            <text:p>2025-12-11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Final Project Present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 Class</text:p>
          </table:table-cell>
          <table:table-cell office:value-type="string" calcext:value-type="string">
            <text:p>Tuesda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2025-09-23" calcext:value-type="date">
            <text:p>2025-09-23</text:p>
          </table:table-cell>
          <table:table-cell/>
          <table:table-cell office:value-type="string" calcext:value-type="string">
            <text:p>Classes Cancelled (Rosh Hashanah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 Class</text:p>
          </table:table-cell>
          <table:table-cell office:value-type="string" calcext:value-type="string">
            <text:p>Tuesday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date" office:date-value="2025-10-14" calcext:value-type="date">
            <text:p>2025-10-14</text:p>
          </table:table-cell>
          <table:table-cell/>
          <table:table-cell office:value-type="string" calcext:value-type="string">
            <text:p>Conversion Day (Baruch on Monday Schedule following Columbus Da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 Class</text:p>
          </table:table-cell>
          <table:table-cell office:value-type="string" calcext:value-type="string">
            <text:p>Thursda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2025-10-02" calcext:value-type="date">
            <text:p>2025-10-02</text:p>
          </table:table-cell>
          <table:table-cell/>
          <table:table-cell office:value-type="string" calcext:value-type="string">
            <text:p>Classes Cancelled (Yom Kippur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 Class</text:p>
          </table:table-cell>
          <table:table-cell office:value-type="string" calcext:value-type="string">
            <text:p>Thursday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date" office:date-value="2025-11-27" calcext:value-type="date">
            <text:p>2025-11-27</text:p>
          </table:table-cell>
          <table:table-cell/>
          <table:table-cell office:value-type="string" calcext:value-type="string">
            <text:p>Classes Cancelled (Thanksgiving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se Project</text:p>
          </table:table-cell>
          <table:table-cell office:value-type="string" calcext:value-type="string">
            <text:p>Both</text:p>
          </table:table-cell>
          <table:table-cell table:number-columns-repeated="2"/>
          <table:table-cell office:value-type="string" calcext:value-type="string">
            <text:p>Instructor</text:p>
          </table:table-cell>
          <table:table-cell office:value-type="date" office:date-value="2025-09-09" calcext:value-type="date">
            <text:p>2025-09-09</text:p>
          </table:table-cell>
          <table:table-cell/>
          <table:table-cell office:value-type="string" calcext:value-type="string">
            <text:p>Course Project Description Finaliz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se Project</text:p>
          </table:table-cell>
          <table:table-cell office:value-type="string" calcext:value-type="string">
            <text:p>Both</text:p>
          </table:table-cell>
          <table:table-cell table:number-columns-repeated="2"/>
          <table:table-cell office:value-type="string" calcext:value-type="string">
            <text:p>Student</text:p>
          </table:table-cell>
          <table:table-cell office:value-type="date" office:date-value="2025-09-30" calcext:value-type="date">
            <text:p>2025-09-30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Team Roster Submiss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se Project</text:p>
          </table:table-cell>
          <table:table-cell office:value-type="string" calcext:value-type="string">
            <text:p>Both</text:p>
          </table:table-cell>
          <table:table-cell table:number-columns-repeated="2"/>
          <table:table-cell office:value-type="string" calcext:value-type="string">
            <text:p>Student</text:p>
          </table:table-cell>
          <table:table-cell office:value-type="date" office:date-value="2025-12-18" calcext:value-type="date">
            <text:p>2025-12-18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Final Project Summary Report D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se Project</text:p>
          </table:table-cell>
          <table:table-cell office:value-type="string" calcext:value-type="string">
            <text:p>Both</text:p>
          </table:table-cell>
          <table:table-cell table:number-columns-repeated="2"/>
          <table:table-cell office:value-type="string" calcext:value-type="string">
            <text:p>Student</text:p>
          </table:table-cell>
          <table:table-cell office:value-type="date" office:date-value="2025-12-18" calcext:value-type="date">
            <text:p>2025-12-18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Final Project Individual Report D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se Project</text:p>
          </table:table-cell>
          <table:table-cell office:value-type="string" calcext:value-type="string">
            <text:p>Both</text:p>
          </table:table-cell>
          <table:table-cell table:number-columns-repeated="2"/>
          <table:table-cell office:value-type="string" calcext:value-type="string">
            <text:p>Student</text:p>
          </table:table-cell>
          <table:table-cell office:value-type="date" office:date-value="2025-12-18" calcext:value-type="date">
            <text:p>2025-12-18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Final Project Teammate Peer Evaluations D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string" calcext:value-type="string">
            <text:p>Bot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8-26" calcext:value-type="date">
            <text:p>2025-08-26</text:p>
          </table:table-cell>
          <table:table-cell/>
          <table:table-cell office:value-type="string" calcext:value-type="string">
            <text:p>Mini-Project Relea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string" calcext:value-type="string">
            <text:p>Bot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udent</text:p>
          </table:table-cell>
          <table:table-cell office:value-type="date" office:date-value="2025-09-12" calcext:value-type="date">
            <text:p>2025-09-12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Mini-Project D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string" calcext:value-type="string">
            <text:p>Bot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structor</text:p>
          </table:table-cell>
          <table:table-cell table:formula="of:=[.F40]+3" office:value-type="date" office:date-value="2025-09-15" calcext:value-type="date">
            <text:p>2025-09-15</text:p>
          </table:table-cell>
          <table:table-cell/>
          <table:table-cell office:value-type="string" calcext:value-type="string">
            <text:p>Mini-Project Peer Feedback Assign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string" calcext:value-type="string">
            <text:p>Bot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udent</text:p>
          </table:table-cell>
          <table:table-cell table:formula="of:=[.F41]+7" office:value-type="date" office:date-value="2025-09-22" calcext:value-type="date">
            <text:p>2025-09-22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Mini-Project Peer Feedback D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9-16" calcext:value-type="date">
            <text:p>2025-09-16</text:p>
          </table:table-cell>
          <table:table-cell/>
          <table:table-cell office:value-type="string" calcext:value-type="string">
            <text:p>Mini-Project Relea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udent</text:p>
          </table:table-cell>
          <table:table-cell office:value-type="date" office:date-value="2025-10-03" calcext:value-type="date">
            <text:p>2025-10-03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Mini-Project D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ructor</text:p>
          </table:table-cell>
          <table:table-cell table:formula="of:=[.F44]+3" office:value-type="date" office:date-value="2025-10-06" calcext:value-type="date">
            <text:p>2025-10-06</text:p>
          </table:table-cell>
          <table:table-cell/>
          <table:table-cell office:value-type="string" calcext:value-type="string">
            <text:p>Mini-Project Peer Feedback Assign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udent</text:p>
          </table:table-cell>
          <table:table-cell table:formula="of:=[.F45]+7" office:value-type="date" office:date-value="2025-10-13" calcext:value-type="date">
            <text:p>2025-10-13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Mini-Project Peer Feedback D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9-30" calcext:value-type="date">
            <text:p>2025-09-30</text:p>
          </table:table-cell>
          <table:table-cell/>
          <table:table-cell office:value-type="string" calcext:value-type="string">
            <text:p>Mini-Project Relea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udent</text:p>
          </table:table-cell>
          <table:table-cell office:value-type="date" office:date-value="2025-10-31" calcext:value-type="date">
            <text:p>2025-10-31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Mini-Project D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ructor</text:p>
          </table:table-cell>
          <table:table-cell table:formula="of:=[.F48]+3" office:value-type="date" office:date-value="2025-11-03" calcext:value-type="date">
            <text:p>2025-11-03</text:p>
          </table:table-cell>
          <table:table-cell/>
          <table:table-cell office:value-type="string" calcext:value-type="string">
            <text:p>Mini-Project Peer Feedback Assign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udent</text:p>
          </table:table-cell>
          <table:table-cell table:formula="of:=[.F49]+11" office:value-type="date" office:date-value="2025-11-14" calcext:value-type="date">
            <text:p>2025-11-14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Mini-Project Peer Feedback D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10-21" calcext:value-type="date">
            <text:p>2025-10-21</text:p>
          </table:table-cell>
          <table:table-cell/>
          <table:table-cell office:value-type="string" calcext:value-type="string">
            <text:p>Mini-Project Relea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tudent</text:p>
          </table:table-cell>
          <table:table-cell office:value-type="date" office:date-value="2025-11-14" calcext:value-type="date">
            <text:p>2025-11-14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Mini-Project D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ructor</text:p>
          </table:table-cell>
          <table:table-cell table:formula="of:=[.F52]+3" office:value-type="date" office:date-value="2025-11-17" calcext:value-type="date">
            <text:p>2025-11-17</text:p>
          </table:table-cell>
          <table:table-cell/>
          <table:table-cell office:value-type="string" calcext:value-type="string">
            <text:p>Mini-Project Peer Feedback Assign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tudent</text:p>
          </table:table-cell>
          <table:table-cell table:formula="of:=[.F53]+11" office:value-type="date" office:date-value="2025-11-28" calcext:value-type="date">
            <text:p>2025-11-28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Mini-Project Peer Feedback D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11-01" calcext:value-type="date">
            <text:p>2025-11-01</text:p>
          </table:table-cell>
          <table:table-cell/>
          <table:table-cell office:value-type="string" calcext:value-type="string">
            <text:p>Mini-Project Relea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udent</text:p>
          </table:table-cell>
          <table:table-cell office:value-type="date" office:date-value="2025-12-05" calcext:value-type="date">
            <text:p>2025-12-05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Mini-Project D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ructor</text:p>
          </table:table-cell>
          <table:table-cell table:formula="of:=[.F56]+3" office:value-type="date" office:date-value="2025-12-08" calcext:value-type="date">
            <text:p>2025-12-08</text:p>
          </table:table-cell>
          <table:table-cell/>
          <table:table-cell office:value-type="string" calcext:value-type="string">
            <text:p>Mini-Project Peer Feedback Assign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udent</text:p>
          </table:table-cell>
          <table:table-cell table:formula="of:=[.F57]+11" office:value-type="date" office:date-value="2025-12-19" calcext:value-type="date">
            <text:p>2025-12-19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Mini-Project Peer Feedback Due</text:p>
          </table:table-cell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ructor</text:p>
          </table:table-cell>
          <table:table-cell table:formula="of:=MIN(VLOOKUP([.C59]-1;[.$C$2:.$F$15]; 4); VLOOKUP([.C59]-1;[.$C$16:.$F$29]; 4))" office:value-type="date" office:date-value="2025-08-26" calcext:value-type="date">
            <text:p>2025-08-26</text:p>
          </table:table-cell>
          <table:table-cell/>
          <table:table-cell office:value-type="string" calcext:value-type="string">
            <text:p>Pre-Assignment Released</text:p>
          </table:table-cell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udent</text:p>
          </table:table-cell>
          <table:table-cell table:formula="of:=MAX(VLOOKUP([.C60];[.$C$2:.$F$15]; 4); VLOOKUP([.C60];[.$C$16:.$F$29]; 4))-1" office:value-type="date" office:date-value="2025-09-03" calcext:value-type="date">
            <text:p>2025-09-03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Pre-Assignment Due</text:p>
          </table:table-cell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ructor</text:p>
          </table:table-cell>
          <table:table-cell table:formula="of:=MIN(VLOOKUP([.C61]-1;[.$C$2:.$F$15]; 4); VLOOKUP([.C61]-1;[.$C$16:.$F$29]; 4))" office:value-type="date" office:date-value="2025-09-02" calcext:value-type="date">
            <text:p>2025-09-02</text:p>
          </table:table-cell>
          <table:table-cell/>
          <table:table-cell office:value-type="string" calcext:value-type="string">
            <text:p>Pre-Assignment Relea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tudent</text:p>
          </table:table-cell>
          <table:table-cell table:formula="of:=MAX(VLOOKUP([.C62];[.$C$2:.$F$15]; 4); VLOOKUP([.C62];[.$C$16:.$F$29]; 4))-1" office:value-type="date" office:date-value="2025-09-10" calcext:value-type="date">
            <text:p>2025-09-10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Pre-Assignment D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ructor</text:p>
          </table:table-cell>
          <table:table-cell table:formula="of:=MIN(VLOOKUP([.C63]-1;[.$C$2:.$F$15]; 4); VLOOKUP([.C63]-1;[.$C$16:.$F$29]; 4))" office:value-type="date" office:date-value="2025-09-09" calcext:value-type="date">
            <text:p>2025-09-09</text:p>
          </table:table-cell>
          <table:table-cell/>
          <table:table-cell office:value-type="string" calcext:value-type="string">
            <text:p>Pre-Assignment Relea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udent</text:p>
          </table:table-cell>
          <table:table-cell table:formula="of:=MAX(VLOOKUP([.C64];[.$C$2:.$F$15]; 4); VLOOKUP([.C64];[.$C$16:.$F$29]; 4))-1" office:value-type="date" office:date-value="2025-09-17" calcext:value-type="date">
            <text:p>2025-09-17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Pre-Assignment D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string" calcext:value-type="string">
            <text:p>Both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ructor</text:p>
          </table:table-cell>
          <table:table-cell table:formula="of:=MIN(VLOOKUP([.C65]-1;[.$C$2:.$F$15]; 4); VLOOKUP([.C65]-1;[.$C$16:.$F$29]; 4))" office:value-type="date" office:date-value="2025-09-16" calcext:value-type="date">
            <text:p>2025-09-16</text:p>
          </table:table-cell>
          <table:table-cell/>
          <table:table-cell office:value-type="string" calcext:value-type="string">
            <text:p>Pre-Assignment Relea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string" calcext:value-type="string">
            <text:p>Both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tudent</text:p>
          </table:table-cell>
          <table:table-cell table:formula="of:=MAX(VLOOKUP([.C66];[.$C$2:.$F$15]; 4); VLOOKUP([.C66];[.$C$16:.$F$29]; 4))-1" office:value-type="date" office:date-value="2025-09-29" calcext:value-type="date">
            <text:p>2025-09-29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Pre-Assignment D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string" calcext:value-type="string">
            <text:p>Both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Instructor</text:p>
          </table:table-cell>
          <table:table-cell table:formula="of:=MIN(VLOOKUP([.C67]-1;[.$C$2:.$F$15]; 4); VLOOKUP([.C67]-1;[.$C$16:.$F$29]; 4))" office:value-type="date" office:date-value="2025-10-07" calcext:value-type="date">
            <text:p>2025-10-07</text:p>
          </table:table-cell>
          <table:table-cell/>
          <table:table-cell office:value-type="string" calcext:value-type="string">
            <text:p>Pre-Assignment Relea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string" calcext:value-type="string">
            <text:p>Both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tudent</text:p>
          </table:table-cell>
          <table:table-cell table:formula="of:=MAX(VLOOKUP([.C68];[.$C$2:.$F$15]; 4); VLOOKUP([.C68];[.$C$16:.$F$29]; 4))-1" office:value-type="date" office:date-value="2025-10-20" calcext:value-type="date">
            <text:p>2025-10-20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Pre-Assignment D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string" calcext:value-type="string">
            <text:p>Both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ructor</text:p>
          </table:table-cell>
          <table:table-cell table:formula="of:=MIN(VLOOKUP([.C69]-1;[.$C$2:.$F$15]; 4); VLOOKUP([.C69]-1;[.$C$16:.$F$29]; 4))" office:value-type="date" office:date-value="2025-10-16" calcext:value-type="date">
            <text:p>2025-10-16</text:p>
          </table:table-cell>
          <table:table-cell/>
          <table:table-cell office:value-type="string" calcext:value-type="string">
            <text:p>Pre-Assignment Relea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string" calcext:value-type="string">
            <text:p>Both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udent</text:p>
          </table:table-cell>
          <table:table-cell table:formula="of:=MAX(VLOOKUP([.C70];[.$C$2:.$F$15]; 4); VLOOKUP([.C70];[.$C$16:.$F$29]; 4))-1" office:value-type="date" office:date-value="2025-10-27" calcext:value-type="date">
            <text:p>2025-10-27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Pre-Assignment D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string" calcext:value-type="string">
            <text:p>Both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Instructor</text:p>
          </table:table-cell>
          <table:table-cell table:formula="of:=MIN(VLOOKUP([.C71]-1;[.$C$2:.$F$15]; 4); VLOOKUP([.C71]-1;[.$C$16:.$F$29]; 4))" office:value-type="date" office:date-value="2025-10-23" calcext:value-type="date">
            <text:p>2025-10-23</text:p>
          </table:table-cell>
          <table:table-cell/>
          <table:table-cell office:value-type="string" calcext:value-type="string">
            <text:p>Pre-Assignment Relea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string" calcext:value-type="string">
            <text:p>Both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tudent</text:p>
          </table:table-cell>
          <table:table-cell table:formula="of:=MAX(VLOOKUP([.C72];[.$C$2:.$F$15]; 4); VLOOKUP([.C72];[.$C$16:.$F$29]; 4))-1" office:value-type="date" office:date-value="2025-11-03" calcext:value-type="date">
            <text:p>2025-11-03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Pre-Assignment D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string" calcext:value-type="string">
            <text:p>Both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Instructor</text:p>
          </table:table-cell>
          <table:table-cell table:formula="of:=MIN(VLOOKUP([.C73]-1;[.$C$2:.$F$15]; 4); VLOOKUP([.C73]-1;[.$C$16:.$F$29]; 4))" office:value-type="date" office:date-value="2025-11-06" calcext:value-type="date">
            <text:p>2025-11-06</text:p>
          </table:table-cell>
          <table:table-cell/>
          <table:table-cell office:value-type="string" calcext:value-type="string">
            <text:p>Pre-Assignment Relea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string" calcext:value-type="string">
            <text:p>Both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Student</text:p>
          </table:table-cell>
          <table:table-cell table:formula="of:=MAX(VLOOKUP([.C74];[.$C$2:.$F$15]; 4); VLOOKUP([.C74];[.$C$16:.$F$29]; 4))-1" office:value-type="date" office:date-value="2025-11-17" calcext:value-type="date">
            <text:p>2025-11-17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Pre-Assignment D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string" calcext:value-type="string">
            <text:p>Both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nstructor</text:p>
          </table:table-cell>
          <table:table-cell table:formula="of:=MIN(VLOOKUP([.C75]-1;[.$C$2:.$F$15]; 4); VLOOKUP([.C75]-1;[.$C$16:.$F$29]; 4))" office:value-type="date" office:date-value="2025-11-13" calcext:value-type="date">
            <text:p>2025-11-13</text:p>
          </table:table-cell>
          <table:table-cell/>
          <table:table-cell office:value-type="string" calcext:value-type="string">
            <text:p>Pre-Assignment Relea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string" calcext:value-type="string">
            <text:p>Both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tudent</text:p>
          </table:table-cell>
          <table:table-cell table:formula="of:=MAX(VLOOKUP([.C76];[.$C$2:.$F$15]; 4); VLOOKUP([.C76];[.$C$16:.$F$29]; 4))-1" office:value-type="date" office:date-value="2025-11-24" calcext:value-type="date">
            <text:p>2025-11-24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Pre-Assignment D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string" calcext:value-type="string">
            <text:p>Both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Instructor</text:p>
          </table:table-cell>
          <table:table-cell table:formula="of:=MIN(VLOOKUP([.C77]-1;[.$C$2:.$F$15]; 4); VLOOKUP([.C77]-1;[.$C$16:.$F$29]; 4))" office:value-type="date" office:date-value="2025-11-20" calcext:value-type="date">
            <text:p>2025-11-20</text:p>
          </table:table-cell>
          <table:table-cell/>
          <table:table-cell office:value-type="string" calcext:value-type="string">
            <text:p>Pre-Assignment Relea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string" calcext:value-type="string">
            <text:p>Both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tudent</text:p>
          </table:table-cell>
          <table:table-cell table:formula="of:=MAX(VLOOKUP([.C78];[.$C$2:.$F$15]; 4); VLOOKUP([.C78];[.$C$16:.$F$29]; 4))-1" office:value-type="date" office:date-value="2025-12-03" calcext:value-type="date">
            <text:p>2025-12-03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Pre-Assignment Due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key_dates.A1:key_dates.H7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8">00/00/0000</text:date>, <text:time style:data-style-name="N2" text:time-value="20:58:34.991421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0-28T20:59:21.846191000</dc:date>
    <meta:editing-duration>PT2H22M7S</meta:editing-duration>
    <meta:editing-cycles>17</meta:editing-cycles>
    <meta:generator>LibreOffice/25.2.5.2$MacOSX_AARCH64 LibreOffice_project/03d19516eb2e1dd5d4ccd751a0d6f35f35e08022</meta:generator>
    <meta:document-statistic meta:table-count="1" meta:cell-count="513" meta:object-count="0"/>
  </office:meta>
</office:document-meta>
</file>